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Supplier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 table:number-columns-spanned="6" table:number-rows-spanned="1">
            <text:p>1,”Chais” 1, 1, “10 boxes x 20 bags” 18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6" table:number-rows-spanned="1">
            <text:p>2,”Chang” 1, 1, “24 - 12 oz bottles” 19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6" table:number-rows-spanned="1">
            <text:p>3, “Aniseed Syrup” 1, 2, “12 - 550 ml bottles” 10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4 Chef Anton's Cajun Seasoning 2 2 48 - 6 oz jars 22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5 Chef Anton's Gumbo Mix 2 2 36 boxes 21.35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6" table:number-rows-spanned="1">
            <text:p>6 Grandma's Boysenberry Spread 3 2 12 - 8 oz jars 25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7" table:number-rows-spanned="1">
            <text:p>7 Uncle Bob's Organic Dried Pears 3 7 12 - 1 lb pkgs. 30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8 Northwoods Cranberry Sauce 3 2 12 - 12 oz jars 40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6" table:number-rows-spanned="1">
            <text:p>9 Mishi Kobe Niku 4 6 18 - 500 g pkgs. 97</text:p>
          </table:table-cell>
          <table:covered-table-cell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3:34:56.247626663</meta:creation-date>
    <dc:date>2024-02-15T13:43:43.648696968</dc:date>
    <meta:editing-duration>PT8M48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